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Standard">
      <style:text-properties officeooo:rsid="00147d04" officeooo:paragraph-rsid="00147d04"/>
    </style:style>
    <style:style style:name="P3" style:family="paragraph" style:parent-style-name="Standard">
      <style:paragraph-properties fo:margin-top="0cm" fo:margin-bottom="0.353cm" loext:contextual-spacing="false" fo:line-height="115%"/>
      <style:text-properties style:font-name="Calibri" fo:font-size="11pt" fo:language="fr" fo:country="FR" style:font-size-asian="11pt"/>
    </style:style>
    <style:style style:name="P4" style:family="paragraph" style:parent-style-name="Standard">
      <style:paragraph-properties fo:margin-top="0cm" fo:margin-bottom="0.353cm" loext:contextual-spacing="false" fo:line-height="115%"/>
      <style:text-properties style:font-name="Calibri" fo:font-size="11pt" fo:language="fr" fo:country="FR" officeooo:rsid="00138403" officeooo:paragraph-rsid="00138403" style:font-size-asian="11pt"/>
    </style:style>
    <style:style style:name="P5" style:family="paragraph" style:parent-style-name="Standard">
      <style:paragraph-properties fo:margin-top="0cm" fo:margin-bottom="0.353cm" loext:contextual-spacing="false" fo:line-height="115%"/>
    </style:style>
    <style:style style:name="P6" style:family="paragraph" style:parent-style-name="Standard">
      <style:paragraph-properties fo:margin-top="0cm" fo:margin-bottom="0.353cm" loext:contextual-spacing="false" fo:line-height="115%"/>
      <style:text-properties officeooo:paragraph-rsid="00138403"/>
    </style:style>
    <style:style style:name="T1" style:family="text">
      <style:text-properties style:font-name="Calibri" fo:font-size="11pt" fo:language="fr" fo:country="FR" style:font-size-asian="11pt"/>
    </style:style>
    <style:style style:name="T2" style:family="text">
      <style:text-properties style:font-name="Calibri" fo:font-size="11pt" fo:language="fr" fo:country="FR" officeooo:rsid="00138403" style:font-size-asian="11pt"/>
    </style:style>
    <style:style style:name="T3" style:family="text">
      <style:text-properties style:font-name="Calibri" fo:font-size="11pt" fo:language="fr" fo:country="FR" officeooo:rsid="0013fb12" style:font-size-asian="11pt"/>
    </style:style>
    <style:style style:name="T4" style:family="text">
      <style:text-properties fo:language="fr" fo:country="FR"/>
    </style:style>
    <style:style style:name="T5" style:family="text">
      <style:text-properties fo:font-variant="normal" fo:text-transform="none" fo:color="#222222" style:font-name="Arial" fo:font-size="10.8000001907349pt" fo:letter-spacing="normal" fo:font-style="normal" fo:font-weight="normal"/>
    </style:style>
    <style:style style:name="T6" style:family="text">
      <style:text-properties fo:font-variant="normal" fo:text-transform="none" fo:color="#222222" style:font-name="Arial" fo:font-size="10.8000001907349pt" fo:letter-spacing="normal" fo:language="fr" fo:country="FR" fo:font-style="normal" fo:font-weight="normal" officeooo:rsid="0013fb12" style:font-size-asian="11pt"/>
    </style:style>
    <style:style style:name="T7" style:family="text">
      <style:text-properties fo:font-variant="normal" fo:text-transform="none" fo:color="#222222" style:font-name="Arial" fo:font-size="7.80000019073486pt" fo:letter-spacing="normal" fo:language="fr" fo:country="FR" fo:font-style="normal" fo:font-weight="normal"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de butinage à propos de KPLEX</text:p>
      <text:p text:style-name="P3"/>
      <text:h text:style-name="Heading_20_1" text:outline-level="1">Origine</text:h>
      <text:p text:style-name="P4"/>
      <text:p text:style-name="P4">http://www.stripydog.com/kplex</text:p>
      <text:p text:style-name="P3"/>
      <text:h text:style-name="Heading_20_1" text:outline-level="1">Installation</text:h>
      <text:p text:style-name="P4"><text:s/>(date un peu mais j’ai pu faire ma première configuration avec cela).</text:p>
      <text:p text:style-name="P5"><text:a xlink:type="simple" xlink:href="http://andersonsabroad.com/blog/raspberry-pi-marine-computer/step-4-install-kplex-nmea-multiplexer/" text:style-name="Internet_20_link" text:visited-style-name="Visited_20_Internet_20_Link"><text:span text:style-name="T1">http://andersonsabroad.com/blog/raspberry-pi-marine-computer/step-4-install-kplex-nmea-multiplexer/</text:span></text:a></text:p>
      <text:p text:style-name="P5"><text:span text:style-name="T1"/></text:p>
      <text:p text:style-name="P5"><text:a xlink:type="simple" xlink:href="https://groups.google.com/forum/#!topic/kplex/vwYayU_Jy3M" text:style-name="Internet_20_link" text:visited-style-name="Visited_20_Internet_20_Link">https://groups.google.com/forum/#!topic/kplex/vwYayU_Jy3M</text:a><text:span text:style-name="T1"> </text:span></text:p>
      <text:p text:style-name="P5"><text:span text:style-name="T7">If you just dpkg -i the newly downloaded deb file it will install it but won't restart the currently running process. To restart once installed, either reboot the machine or "sudo service kplex restart"</text:span><text:span text:style-name="T1"> </text:span></text:p>
      <text:p text:style-name="P3"/>
      <text:h text:style-name="Heading_20_1" text:outline-level="1">Time Server on RPi combined with KPlex</text:h>
      <text:p text:style-name="P5"><text:a xlink:type="simple" xlink:href="https://groups.google.com/forum/#!topic/kplex/wIVDH4ZHcHo" text:style-name="Default_20_Style" text:visited-style-name="Default_20_Style"><text:span text:style-name="T1">https://groups.google.com/forum/#!topic/kplex/wIVDH4ZHcHo</text:span></text:a></text:p>
      <text:p text:style-name="P5"><text:span text:style-name="T1">--&gt; </text:span><text:a xlink:type="simple" xlink:href="https://github.com/limifly/ntpserver/blob/master/ntpserver.py" text:style-name="Default_20_Style" text:visited-style-name="Default_20_Style"><text:span text:style-name="T1">https://github.com/limifly/ntpserver/blob/master/ntpserver.py</text:span></text:a></text:p>
      <text:p text:style-name="P5"><text:span text:style-name="T1">Chris van Gorp 14/09/2017</text:span></text:p>
      <text:p text:style-name="P5"><text:span text:style-name="T1">has anyone created a Network time server using GPS data from KPlex ?</text:span></text:p>
      <text:p text:style-name="P5"><text:span text:style-name="T1">I would like to have some <text:s/>hints and tips to extend my current RPi setup</text:span></text:p>
      <text:p text:style-name="P3"/>
      <text:p text:style-name="P5"><text:span text:style-name="T1">Keith,</text:span></text:p>
      <text:p text:style-name="P5"><text:soft-page-break/><text:span text:style-name="T1">thanks for your reply. I look forward to your notes.</text:span></text:p>
      <text:p text:style-name="P5"><text:span text:style-name="T1">Currently I use Kplex for my AIS decoder that feeds into AISHUB, MarineTraffic and Fleetmon</text:span></text:p>
      <text:p text:style-name="P5"><text:span text:style-name="T1">Excellent performance, my check script that runs every 5 minutes only needs to restart the AIS decoder that fails during lightning (bad wheater) and that's about 2 times a year.</text:span></text:p>
      <text:p text:style-name="P5"><text:span text:style-name="T1">I have a GPS that I want to hook up to that same RPi and make the time server.</text:span></text:p>
      <text:p text:style-name="P5"><text:span text:style-name="T1">I am now looking at this python script I found on : </text:span><text:a xlink:type="simple" xlink:href="https://github.com/limifly/ntpserver/blob/master/ntpserver.py" text:style-name="Default_20_Style" text:visited-style-name="Default_20_Style"><text:span text:style-name="T1">https://github.com/limifly/ntpserver/blob/master/ntpserver.py</text:span></text:a></text:p>
      <text:p text:style-name="P5"><text:span text:style-name="T1">Op donderdag 14 september 2017 14:23:36 UTC+2 schreef Keith Young:</text:span></text:p>
      <text:p text:style-name="P5"><text:span text:style-name="T1">yes but there's no point in doing it from RMC etc. sentences alone: the latency and jitter render it useless. <text:s/>My set-up involved an adafruit ultimate GPS with a PPS output. kplex was used to accept NMEA input from the GPS and feed that to both ntpd and the network. The PPS line was fed to one of the gpio pins on my raspberry pi. <text:s/>It's probably less hassle to do it all with gpsd but I did it as an exercise. <text:s/>I meant to write it up at the time but didn't. <text:s/>I'll see if I can re-create it this weekend and write some notes. <text:s/>But I'll emphasise that there's really no point in doing this without a PPS signal. <text:s/>The most I'd be tempted to to with just GPS sentences would be a one-shot date initialisation after a system had booted if there was no other source of time data</text:span></text:p>
      <text:p text:style-name="P3"/>
      <text:h text:style-name="Heading_20_1" text:outline-level="1">How to output Kplex NMEA sentances to the terminal</text:h>
      <text:p text:style-name="P6"><text:span text:style-name="T2">Kplex lancé à la main, pas en usage comme service / daemon.</text:span></text:p>
      <text:p text:style-name="P3"/>
      <text:h text:style-name="Heading_20_1" text:outline-level="1">Virtual Serial port / TCP connection</text:h>
      <text:p text:style-name="Standard">Connexion via TCP entre 2 Rpi, via ethernet, + pty</text:p>
      <text:p text:style-name="P2">un francophone dans la réponse</text:p>
      <text:p text:style-name="P3"/>
      <text:p text:style-name="P3"/>
      <text:p text:style-name="P3"/>
      <text:p text:style-name="P3"/>
      <text:p text:style-name="P3"/>
      <text:p text:style-name="P3"/>
      <text:p text:style-name="P3"><text:soft-page-break/></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05T11:19:31.991000000</dc:date>
    <meta:editing-duration>PT14M</meta:editing-duration>
    <meta:editing-cycles>4</meta:editing-cycles>
    <meta:generator>LibreOffice/6.3.5.2$Windows_x86 LibreOffice_project/dd0751754f11728f69b42ee2af66670068624673</meta:generator>
    <meta:document-statistic meta:table-count="0" meta:image-count="0" meta:object-count="0" meta:page-count="3" meta:paragraph-count="27" meta:word-count="393" meta:character-count="2420" meta:non-whitespace-character-count="2045"/>
  </office:meta>
</office:document-meta>
</file>